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XmlPreprocessor.getResource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LoaderXmlPreprocessor.getClassLoader( SpringApplicationContext applicationContext , XmlBeanDefinitionReader reader , Document docu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lassLoaderXmlPreprocessor.getParentClassLoader( SpringApplicationContext applicat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oaderXmlPreprocessor.preprocess( SpringApplicationContext applicationContext , XmlBeanDefinitionReader reader ,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lassLoaderXmlPreprocessor.ClassLoaderXmlPreprocessor( Fil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XmlPreprocessor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XmlPreprocessor.getDefaultLoca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